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10a073"/>
    </style:style>
    <style:style style:name="T2" style:family="text">
      <style:text-properties officeooo:rsid="00115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s procesos generales de GS y MAS tradicional utilizados para rasgos cuantitativos (QT) se muestran en la Fig. 1. Los marcos principales de los dos enfoques son similares, donde tanto GS como MAS tradicional consisten en fases de entrenamiento y reproducción. En la fase de entrenamiento, los fenotipos y los genotipos de todo el genoma (GW) se investigan en un subconjunto de una población, es decir, la población de entrenamiento en GS y la población de mapeo en MAS tradicional. Dentro de las poblaciones, las relaciones significativas entre fenotipos y genotipos se predicen utilizando enfoques estadísticos. En la fase de mejoramiento, se obtienen datos de genotipo en una población de mejoramiento, antes de que se seleccionen individuos favorables con base en los datos de genotipo obtenidos. Son evidentes tres diferencias obvias entre los dos enfoques: (1) en la fase de entrenamiento, los loci de rasgos cuantitativos (QTL) se identifican en MAS tradicional, mientras que las fórmulas para la predicción de GEBV se generan en GS, conocidas como modelos GS; (2) en la fase de mejoramiento, los datos de genotipo solo se requieren para regiones objetivo en MAS tradicional, mientras que los datos de genotipo GW se consideran necesarios en GS; (3) en la fase de reproducción, los individuos favorables se seleccionan en función de los genotipos de los marcadores en MAS, mientras que los GEBV se utilizan para la selección en GS. Por lo tanto, GS analiza conjuntamente toda la varianza genética de cada individuo sumando los efectos de los marcadores de GEBV (Heffner et al., 2009), y se espera que aborde los genes de efecto pequeño que no pueden ser capturados por el MAS tradicional (Hayes et al., 2009).</text:p>
      <text:p text:style-name="Standard"/>
      <text:p text:style-name="Standard">…</text:p>
      <text:p text:style-name="Standard"/>
      <text:p text:style-name="P1">Modelo lineal para efectos de marcador</text:p>
      <text:p text:style-name="Standard"/>
      <text:p text:style-name="Standard">En muchas implementaciones de GS, la relación causal entre el fenotipo y el genotipo se representa como un modelo lineal o su extensión, que luego se usa para inferir el GEBV de un individuo en una población reproductora. Así, el modelo lineal es un modelo fundamental empleado en GS. Aquí, asumimos que hay N individuos y M marcadores bialélicos en la población de entrenamiento, y nos enfocamos en uno de los marcadores. Sea ( yi, x1i ) el par de fenotipo y genotipo observados del marcador del i-ésimo individuo, es decir, ( y1, x11 ), ( y2, x 12 ), . . . ,( y N, x 1N ). Además, supongamos que los genotipos bialélicos están codificados por 0 y 1, respectivamente, y que los fenotipos de los N individuos se distribuyen como se muestra en la Fig. 2. Debido a que un individuo gana valor fenotípico adicional, b1 , dependiendo de su genotipo marcador, el fenotipo se puede modelar de la siguiente manera:</text:p>
      <text:p text:style-name="Standard"/>
      <text:p text:style-name="Standard">…</text:p>
      <text:p text:style-name="Standard"/>
      <text:p text:style-name="Standard">donde b0 y b1 son los parámetros a determinar, y <text:span text:style-name="T1">e</text:span>i es un término de error que generalmente se supone que tiene una distribución normal con una media de cero. Este modelo se representa como una combinación lineal de los términos, conocido como “modelo lineal”, que muestra que los fenotipos de los individuos con los genotipos 0 y 1 se distribuyen normalmente alrededor de b 0 y b 0 + b 1, respectivamente. Los parámetros de un modelo lineal pueden determinarse mediante estimación por mínimos cuadrados, de modo que la suma de <text:span text:style-name="T2">e</text:span>2i , es decir, una función de error E 1⁄4 S i ( yi – b 0 – x 1i b 1 ) 2 , se minimice y la línea se ajusta al fenotipo. El modelo lineal (1) representa la relación entre el genotipo y el fenotipo para un solo marcador, pero se puede ampliar para incluir todos los marcadores M de la siguiente manera:</text:p>
      <text:p text:style-name="Standard"/>
      <text:p text:style-name="Standard">…</text:p>
      <text:p text:style-name="Standard"/>
      <text:p text:style-name="Standard"><text:soft-page-break/>donde x ji es el genotipo del j-ésimo marcador en el i-ésimo individuo, el coeficiente b j es su efecto sobre el fenotipo y x 0i 1⁄4 1 es una variable ficticia. De manera similar, los coeficientes se determinan M minimizando una función de error, E 1⁄4 S Ni1⁄4 1 ( y i – j1⁄4 0 x ji b j ) 2 .</text:p>
      <text:p text:style-name="Standard"/>
      <text:p text:style-name="Standard">Debido a que los datos del genotipo GW se utilizan en GS, a menudo surge un problema, conocido como "problema de p grande, n pequeño", cuando se emplea el modelo lineal (2) para la predicción de GEBV (p y n son los números de marcadores e individuos, respectivamente). ). Es decir, un modelo lineal que consta de p marcadores es demasiado complicado para la predicción de BV de n individuos. Por lo tanto, puede causar sobreajuste y el modelo lineal solo funciona bien en la población de entrenamiento. Para evitar el ajuste excesivo, se introduce un término de penalización en la función de error, es decir, E 1⁄4 S Ni1⁄4 1 ( y i – S M j1⁄4 0 x ji q b j ) 2 + l S M | segundo | , donde l es un parámetro que controla los efectos j1⁄4 0 j del término de penalización. Tenga en cuenta que establecer un alto b j inhibe la minimización de la función de error. Los ajustes q 1⁄4 1 y q 1⁄4 2 se conocen como LASSO (operador de selección y contracción mínima absoluta) y regresión de cresta (RR en la Tabla 2), respectivamente. La regresión de cresta obliga a todos los coeficientes a reducirse a cero por igual, mientras que LASSO puede establecer en cero varios coeficientes que no están relacionados con el fenotipo. Por lo tanto, si el fenotipo está controlado por muchos marcadores con efectos pequeños, la regresión de crestas capturará esos efectos (Heffner et al., 2009), mientras que LASSO capturará efectos grandes con una pequeña cantidad de marcadores. Si los coeficientes de los marcadores se establecen en cero o en un valor bajo en la fase de entrenamiento, se excluyen del modelo y su información de genotipo no se requiere durante la fase de reproducción.</text:p>
      <text:p text:style-name="Standard"/>
      <text:p text:style-name="Standard">Por ejemplo, 'estimación de mínimos cuadrados' y 'estimación BLUP' para efectos de marcadores o segmentos cromosómicos en Meuwissen et al. (2001) adoptan modelos lineales similares. Aquí, BLUP significa mejor predicción lineal imparcial de un parámetro. Como Heffner et al. (2009), los métodos que utilizan la regresión de crestas suponen que los efectos de los marcadores tienen una varianza igual. Por otro lado, los métodos bayesianos conocidos como BayesA y BayesB de Meuwissen et al. (2001) pueden hacer suposiciones relajadas para estimar las varianzas de los efectos de los marcadores por separado. En un marco bayesiano, el efecto de un marcador está representado por la distribución de una variable aleatoria que está determinada por su distribución anterior según algunos supuestos. En realidad, BayesA y BayesB adoptan diferentes distribuciones previas para la varianza de los efectos de los marcadores; la de este último se define para permitir que una parte de los marcadores no tenga efectos sobre un valor fenotípico. Aunque la evaluación simultánea de marcadores y la ausencia de necesidad de selección de marcadores son características ventajosas de GS, desde el punto de vista económico podría ser preferible disminuir el número de marcadores necesarios en la fase de reprod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04:50:18.307951835</meta:creation-date>
    <meta:generator>LibreOffice/6.0.7.3$Linux_X86_64 LibreOffice_project/00m0$Build-3</meta:generator>
    <dc:date>2022-02-19T12:26:12.858705797</dc:date>
    <meta:editing-duration>PT9H28M59S</meta:editing-duration>
    <meta:editing-cycles>8</meta:editing-cycles>
    <meta:document-statistic meta:table-count="0" meta:image-count="0" meta:object-count="0" meta:page-count="2" meta:paragraph-count="10" meta:word-count="1169" meta:character-count="6751" meta:non-whitespace-character-count="5588"/>
  </office:meta>
</office:document-meta>
</file>